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_32_1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_32_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_32_1" style:data-style-name="N0">
      <style:table-cell-properties style:vertical-align="automatic" fo:background-color="transparent" style:cell-protect="protected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Normal_32_1" style:data-style-name="N3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6" style:family="table-cell" style:parent-style-name="Excel_32_Built-in_32_Normal_32_1" style:data-style-name="N3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7" style:family="table-cell" style:parent-style-name="Excel_32_Built-in_32_Normal_32_1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8" style:family="table-cell" style:parent-style-name="Excel_32_Built-in_32_Normal_32_1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/>
    </style:style>
    <style:style style:name="ce9" style:family="table-cell" style:parent-style-name="Excel_32_Built-in_32_Normal_32_1" style:data-style-name="N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1.1125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7" table:number-columns-repeated="1013" table:default-cell-style-name="ce2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rojectnaam</text:p>
          </table:table-cell>
          <table:table-cell office:value-type="string" table:style-name="ce2">
            <text:p>User story #</text:p>
          </table:table-cell>
          <table:table-cell office:value-type="string" table:style-name="ce2">
            <text:p>Work item #</text:p>
          </table:table-cell>
          <table:table-cell office:value-type="string" table:style-name="ce2">
            <text:p>Day 7 - remaining minutes</text:p>
          </table:table-cell>
          <table:table-cell office:value-type="string" table:style-name="ce2">
            <text:p>Day <text:s/>6</text:p>
          </table:table-cell>
          <table:table-cell office:value-type="string" table:style-name="ce2">
            <text:p>Day 5</text:p>
          </table:table-cell>
          <table:table-cell office:value-type="string" table:style-name="ce2">
            <text:p>Day 4</text:p>
          </table:table-cell>
          <table:table-cell office:value-type="string" table:style-name="ce2">
            <text:p>Day 3</text:p>
          </table:table-cell>
          <table:table-cell office:value-type="string" table:style-name="ce2">
            <text:p>Day 2</text:p>
          </table:table-cell>
          <table:table-cell office:value-type="string" table:style-name="ce2">
            <text:p>Day 1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1 - Make a start screen.</text:p>
          </table:table-cell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office:value-type="float" office:value="60" table:style-name="ce3">
            <text:p>60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Make sure you fill in "hours remaining"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2 - Put HR logo in start screen.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2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9">
            <text:p>1.3 - Put credits in of the people who worked on the app.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4 - Put app title in start screen.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1</text:p>
          </table:table-cell>
          <table:table-cell office:value-type="string" table:style-name="ce2">
            <text:p>1.5 - Display start screen in app.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Sprint 1</text:p>
          </table:table-cell>
          <table:table-cell office:value-type="string" table:style-name="ce5">
            <text:p>User story 2</text:p>
          </table:table-cell>
          <table:table-cell office:value-type="string" table:style-name="ce6">
            <text:p>2.1 - Make a map of Rotterdam.</text:p>
          </table:table-cell>
          <table:table-cell office:value-type="string" table:style-name="ce7">
            <text:p>30</text:p>
          </table:table-cell>
          <table:table-cell office:value-type="string" table:style-name="ce8">
            <text:p>30</text:p>
          </table:table-cell>
          <table:table-cell office:value-type="string" table:style-name="ce8">
            <text:p>30</text:p>
          </table:table-cell>
          <table:table-cell office:value-type="string" table:style-name="ce8">
            <text:p>30</text:p>
          </table:table-cell>
          <table:table-cell office:value-type="string" table:style-name="ce8">
            <text:p>20</text:p>
          </table:table-cell>
          <table:table-cell office:value-type="string" table:style-name="ce8">
            <text:p>10</text:p>
          </table:table-cell>
          <table:table-cell office:value-type="string" table:style-name="ce8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2</text:p>
          </table:table-cell>
          <table:table-cell office:value-type="string" table:style-name="ce2">
            <text:p>2.2 - Display map in app.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6</text:p>
          </table:table-cell>
          <table:table-cell office:value-type="string" table:style-name="ce2">
            <text:p>6.1 - Create database.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print 1</text:p>
          </table:table-cell>
          <table:table-cell office:value-type="string" table:style-name="ce2">
            <text:p>User story 6</text:p>
          </table:table-cell>
          <table:table-cell office:value-type="string" table:style-name="ce9">
            <text:p>6.2 - Connect database with app.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number-columns-repeated="7" table:style-name="ce3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number-columns-repeated="7" table:style-name="ce3"/>
          <table:table-cell table:number-columns-repeated="1014" table:style-name="ce2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2">
            <text:p>Ideal</text:p>
          </table:table-cell>
          <table:table-cell office:value-type="float" office:value="240" table:formula="of:=SUM([.D2:.D13])" table:style-name="ce3">
            <text:p>24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office:value-type="float" office:value="120" table:style-name="ce3">
            <text:p>120</text:p>
          </table:table-cell>
          <table:table-cell office:value-type="float" office:value="80" table:style-name="ce3">
            <text:p>8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ctual</text:p>
          </table:table-cell>
          <table:table-cell office:value-type="float" office:value="240" table:formula="of:=SUM([.D2:.D13])" table:style-name="ce3">
            <text:p>240</text:p>
          </table:table-cell>
          <table:table-cell office:value-type="float" office:value="240" table:style-name="ce3">
            <text:p>240</text:p>
          </table:table-cell>
          <table:table-cell office:value-type="float" office:value="200" table:style-name="ce3">
            <text:p>200</text:p>
          </table:table-cell>
          <table:table-cell office:value-type="float" office:value="170" table:style-name="ce3">
            <text:p>170</text:p>
          </table:table-cell>
          <table:table-cell office:value-type="float" office:value="120" table:style-name="ce3">
            <text:p>12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table:number-columns-repeated="1014" table:style-name="ce2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2">
            <draw:frame draw:z-index="1" draw:id="id0" draw:style-name="a0" draw:name="Grafiek 2" svg:x="0.0319in" svg:y="0.0024in" svg:width="7.476in" svg:height="3.6039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2" draw:id="id1" draw:style-name="a5" draw:name="Tekstvak 2" svg:x="0.46695in" svg:y="0.07184in" svg:width="1.86781in" svg:height="0.67155in">
              <draw:text-box>
                <text:p text:style-name="a4" text:class-names="" text:cond-style-name=""><text:span text:style-name="a1" text:class-names="">Remaining</text:span><text:span text:style-name="a2" text:class-names=""><text:s text:c="1"/>Minutes (Studypoints)</text:span><text:span text:style-name="a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17"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2">
            <text:p>Dit is nog van vorig project*</text:p>
          </table:table-cell>
          <table:table-cell table:number-columns-repeated="16381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_32_1" style:display-name="Excel Built-in Normal 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Singh007</dc:creator>
    <meta:creation-date>2017-04-06T09:56:06Z</meta:creation-date>
    <dc:date>2017-04-06T09:56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59.4807874015748pt" svg:width="538.27196850393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svg:x="14.62606299212598pt" svg:y="46.73771653543307pt" svg:width="506.6673228346456pt" svg:height="178.504645669291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svg:x="443.9681102362205pt" svg:y="234.141968503937pt" chart:style-name="AT01">
              <text:p text:style-name="a1" text:class-names="" text:cond-style-name="">Time in Days</text:p>
            </chart:title>
          </chart:axis>
          <chart:series chart:label-cell-address="Blad1.$B$14" chart:values-cell-range-address="Blad1.$D$14:.$J$14" chart:class="chart:line" chart:attached-axis="primary-y" chart:style-name="G0S0">
            <chart:data-point chart:repeated="7"/>
          </chart:series>
          <chart:series chart:label-cell-address="Blad1.$B$15" chart:values-cell-range-address="Blad1.$D$15:.$J$15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